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0000002D9BFD44DEB56D30AA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-color="#fbfbfb" draw:textarea-horizontal-align="justify" draw:textarea-vertical-align="middle" draw:auto-grow-height="false" fo:min-height="19.054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bfbfb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89cm" svg:height="19.287cm" svg:x="6.055cm" svg:y="5.206cm">
          <draw:image xlink:href="Pictures/1000000000000150000002D9BFD44DEB56D30AAD.jpg" xlink:type="simple" xlink:show="embed" xlink:actuate="onLoad" loext:mime-type="image/jpeg">
            <text:p/>
          </draw:image>
        </draw:frame>
        <draw:custom-shape draw:style-name="gr2" draw:text-style-name="P2" draw:layer="layout" svg:width="4.191cm" svg:height="19.304cm" svg:x="14.716cm" svg:y="5.1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6T22:16:55.950034059</dc:date>
    <meta:editing-duration>PT9M</meta:editing-duration>
    <meta:editing-cycles>1</meta:editing-cycles>
    <meta:document-statistic meta:object-count="2"/>
    <meta:generator>LibreOffice/6.1.5.2$Linux_X86_64 LibreOffice_project/10$Build-2</meta:generator>
  </office:meta>
</office:document-meta>
</file>